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4.143cm" fo:min-width="5.67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0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56cm"/>
    </style:style>
    <style:style style:name="gr6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7cm" fo:min-width="0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54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16cm"/>
    </style:style>
    <style:style style:name="gr18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2.105cm" fo:min-width="4.522cm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18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Ubuntu Mono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Comic Sans MS"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style:font-name="Comic Sans MS"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  <style:text-properties style:font-name="Comic Sans MS" fo:font-style="italic" style:font-style-asian="italic" style:font-style-complex="italic"/>
    </style:style>
    <style:style style:name="T1" style:family="text">
      <style:text-properties style:text-position="sub 58%"/>
    </style:style>
    <style:style style:name="T2" style:family="text">
      <style:text-properties style:font-name="Ubuntu Mon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mic Sans MS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sub 58%" fo:font-size="14pt" style:font-size-asian="14pt" style:font-size-complex="14pt"/>
    </style:style>
    <style:style style:name="T7" style:family="text">
      <style:text-properties style:font-name="Comic Sans M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4.445cm" svg:x="0.333cm" svg:y="2.5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7cm" svg:height="0.954cm" svg:x="0.111cm" svg:y="1.381cm">
          <draw:text-box>
            <text:p>Shell</text:p>
          </draw:text-box>
        </draw:frame>
        <draw:custom-shape draw:style-name="gr3" draw:text-style-name="P3" draw:layer="layout" svg:width="5.08cm" svg:height="1.143cm" svg:x="9.096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.731cm" svg:y1="2.27cm" svg:x2="9.731cm" svg:y2="1.127cm">
          <text:p/>
        </draw:line>
        <draw:line draw:style-name="gr4" draw:text-style-name="P3" draw:layer="layout" svg:x1="10.366cm" svg:y1="2.27cm" svg:x2="10.366cm" svg:y2="1.127cm">
          <text:p/>
        </draw:line>
        <draw:line draw:style-name="gr4" draw:text-style-name="P3" draw:layer="layout" svg:x1="9.731cm" svg:y1="2.271cm" svg:x2="9.731cm" svg:y2="1.128cm">
          <text:p/>
        </draw:line>
        <draw:line draw:style-name="gr4" draw:text-style-name="P3" draw:layer="layout" svg:x1="11.001cm" svg:y1="2.27cm" svg:x2="11.001cm" svg:y2="1.127cm">
          <text:p/>
        </draw:line>
        <draw:line draw:style-name="gr4" draw:text-style-name="P3" draw:layer="layout" svg:x1="11.636cm" svg:y1="2.27cm" svg:x2="11.636cm" svg:y2="1.127cm">
          <text:p/>
        </draw:line>
        <draw:line draw:style-name="gr4" draw:text-style-name="P3" draw:layer="layout" svg:x1="12.271cm" svg:y1="2.27cm" svg:x2="12.271cm" svg:y2="1.127cm">
          <text:p/>
        </draw:line>
        <draw:line draw:style-name="gr4" draw:text-style-name="P3" draw:layer="layout" svg:x1="12.906cm" svg:y1="2.27cm" svg:x2="12.906cm" svg:y2="1.127cm">
          <text:p/>
        </draw:line>
        <draw:line draw:style-name="gr4" draw:text-style-name="P3" draw:layer="layout" svg:x1="13.541cm" svg:y1="2.27cm" svg:x2="13.541cm" svg:y2="1.127cm">
          <text:p/>
        </draw:line>
        <draw:frame draw:style-name="gr5" draw:text-style-name="P2" draw:layer="layout" svg:width="3.956cm" svg:height="0.954cm" svg:x="9.712cm" svg:y="0.238cm">
          <draw:text-box>
            <text:p>Task Queue</text:p>
          </draw:text-box>
        </draw:frame>
        <draw:custom-shape draw:style-name="gr6" draw:text-style-name="P3" xml:id="id3" draw:id="id3" draw:layer="layout" svg:width="1.524cm" svg:height="1.397cm" svg:x="19.034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17.605cm" svg:y="3.646cm">
          <draw:text-box>
            <text:p>W<text:span text:style-name="T1">1</text:span></text:p>
          </draw:text-box>
        </draw:frame>
        <draw:frame draw:style-name="gr8" draw:text-style-name="P4" draw:layer="layout" svg:width="6.636cm" svg:height="4.037cm" svg:x="0.079cm" svg:y="2.551cm">
          <draw:text-box>
            <text:p><text:span text:style-name="T2">.&gt; foo = A data.csv</text:span></text:p>
            <text:p><text:span text:style-name="T2">.&gt; bar = Cat foo</text:span></text:p>
            <text:p><text:span text:style-name="T2">.&gt; $bar</text:span></text:p>
            <text:p><text:span text:style-name="T2">…</text:span></text:p>
            <text:p><text:span text:style-name="T2"/></text:p>
          </draw:text-box>
        </draw:frame>
        <draw:line draw:style-name="gr9" draw:text-style-name="P3" draw:layer="layout" svg:x1="0.824cm" svg:y1="10.779cm" svg:x2="5.904cm" svg:y2="10.779cm">
          <text:p/>
        </draw:line>
        <draw:line draw:style-name="gr9" draw:text-style-name="P3" draw:layer="layout" svg:x1="3.237cm" svg:y1="10.017cm" svg:x2="3.229cm" svg:y2="14.081cm">
          <text:p/>
        </draw:line>
        <draw:frame draw:style-name="gr10" draw:text-style-name="P5" draw:layer="layout" svg:width="2.225cm" svg:height="0.954cm" svg:x="0.972cm" svg:y="9.89cm">
          <draw:text-box>
            <text:p><text:span text:style-name="T3">Name</text:span></text:p>
          </draw:text-box>
        </draw:frame>
        <draw:frame draw:style-name="gr11" draw:text-style-name="P5" draw:layer="layout" svg:width="2.051cm" svg:height="0.954cm" svg:x="3.483cm" svg:y="9.89cm">
          <draw:text-box>
            <text:p><text:span text:style-name="T3">Hash</text:span></text:p>
          </draw:text-box>
        </draw:frame>
        <draw:frame draw:style-name="gr12" draw:text-style-name="P2" draw:layer="layout" svg:width="1.383cm" svg:height="0.954cm" svg:x="1.237cm" svg:y="11.857cm">
          <draw:text-box>
            <text:p>foo</text:p>
          </draw:text-box>
        </draw:frame>
        <draw:frame draw:style-name="gr13" draw:text-style-name="P2" draw:layer="layout" svg:width="2.754cm" svg:height="0.954cm" svg:x="3.142cm" svg:y="11.857cm">
          <draw:text-box>
            <text:p text:style-name="P6">a64e3fc</text:p>
          </draw:text-box>
        </draw:frame>
        <draw:line draw:style-name="gr4" draw:text-style-name="P3" draw:layer="layout" svg:x1="0.729cm" svg:y1="12.811cm" svg:x2="5.809cm" svg:y2="12.811cm">
          <text:p/>
        </draw:line>
        <draw:custom-shape draw:style-name="gr14" draw:text-style-name="P3" draw:layer="layout" svg:width="5.08cm" svg:height="1.143cm" svg:x="9.255cm" svg:y="6.588cm">
          <text:p text:style-name="P6">a64e3f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14.462cm" svg:y1="4.175cm" svg:x2="17.383cm" svg:y2="4.175cm">
          <text:p/>
        </draw:line>
        <draw:custom-shape draw:style-name="gr16" draw:text-style-name="P3" draw:layer="layout" svg:width="1.524cm" svg:height="1.397cm" svg:x="18.145cm" svg:y="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18.272cm" svg:y="7.604cm">
          <draw:text-box>
            <text:p>W<text:span text:style-name="T1">2</text:span></text:p>
          </draw:text-box>
        </draw:frame>
        <draw:frame draw:style-name="gr17" draw:text-style-name="P2" draw:layer="layout" svg:width="1.416cm" svg:height="0.954cm" svg:x="1.229cm" svg:y="12.873cm">
          <draw:text-box>
            <text:p>bar</text:p>
          </draw:text-box>
        </draw:frame>
        <draw:frame draw:style-name="gr13" draw:text-style-name="P2" draw:layer="layout" svg:width="2.754cm" svg:height="0.954cm" svg:x="3.134cm" svg:y="12.873cm">
          <draw:text-box>
            <text:p text:style-name="P6">bf4c21d</text:p>
          </draw:text-box>
        </draw:frame>
        <draw:line draw:style-name="gr15" draw:text-style-name="P3" draw:layer="layout" svg:x1="17.383cm" svg:y1="4.556cm" svg:x2="14.589cm" svg:y2="6.588cm">
          <text:p/>
        </draw:line>
        <draw:line draw:style-name="gr15" draw:text-style-name="P3" draw:layer="layout" svg:x1="18.145cm" svg:y1="8.62cm" svg:x2="14.716cm" svg:y2="10.398cm">
          <text:p/>
        </draw:line>
        <draw:line draw:style-name="gr15" draw:text-style-name="P3" draw:layer="layout" svg:x1="9.128cm" svg:y1="10.144cm" svg:x2="6.588cm" svg:y2="5.572cm">
          <text:p/>
        </draw:line>
        <draw:custom-shape draw:style-name="gr18" draw:text-style-name="P7" draw:layer="layout" svg:width="5.08cm" svg:height="1.143cm" svg:x="9.255cm" svg:y="7.858cm">
          <text:p text:style-name="P6"><text:span text:style-name="T4">a64e3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5.334cm" svg:height="2.667cm" svg:x="9.128cm" svg:y="6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5.08cm" svg:height="1.143cm" svg:x="9.255cm" svg:y="9.89cm">
          <text:p text:style-name="P6">bf4c21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5.08cm" svg:height="1.143cm" svg:x="9.255cm" svg:y="11.16cm">
          <text:p text:style-name="P6"><text:span text:style-name="T4">bf4c21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5.334cm" svg:height="2.667cm" svg:x="9.128cm" svg:y="9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1.397cm" svg:height="1.164cm" svg:x="17.606cm" svg:y="3.646cm">
          <draw:text-box>
            <text:p>W<text:span text:style-name="T1">1</text:span></text:p>
          </draw:text-box>
        </draw:frame>
        <draw:frame draw:style-name="gr7" draw:text-style-name="P2" xml:id="id2" draw:id="id2" draw:layer="layout" svg:width="1.397cm" svg:height="1.164cm" svg:x="19.288cm" svg:y="5.191cm">
          <draw:text-box>
            <text:p>P<text:span text:style-name="T1">1</text:span></text:p>
          </draw:text-box>
        </draw:frame>
        <draw:custom-shape draw:style-name="gr16" draw:text-style-name="P3" draw:layer="layout" svg:width="1.524cm" svg:height="1.397cm" svg:x="18.146cm" svg:y="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" draw:id="id1" draw:layer="layout" svg:width="1.524cm" svg:height="1.397cm" svg:x="17.51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19.034cm" svg:y1="4.239cm" svg:x2="19.986cm" svg:y2="5.191cm" draw:start-shape="id1" draw:start-glue-point="10" draw:end-shape="id2" draw:end-glue-point="0" svg:d="M19034 4239c635 0 952 317 952 952" svg:viewBox="0 0 953 953">
          <text:p/>
        </draw:connector>
        <draw:connector draw:style-name="gr20" draw:text-style-name="P3" draw:layer="layout" draw:type="curve" svg:x1="19.034cm" svg:y1="5.763cm" svg:x2="18.272cm" svg:y2="4.937cm" draw:start-shape="id3" draw:start-glue-point="6" draw:end-shape="id1" draw:end-glue-point="8" svg:d="M19034 5763c-508 0-762-275-762-826" svg:viewBox="0 0 763 827">
          <text:p/>
        </draw:connector>
        <draw:custom-shape draw:style-name="gr14" draw:text-style-name="P3" draw:layer="layout" svg:width="5.08cm" svg:height="1.143cm" svg:x="9.255cm" svg:y="3.794cm">
          <text:p text:style-name="P6">c4d24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0.689cm" svg:y1="11.668cm" svg:x2="5.769cm" svg:y2="11.668cm">
          <text:p/>
        </draw:line>
        <draw:frame draw:style-name="gr21" draw:text-style-name="P2" draw:layer="layout" svg:width="2.864cm" svg:height="0.954cm" svg:x="0.492cm" svg:y="10.779cm">
          <draw:text-box>
            <text:p>data.csv</text:p>
          </draw:text-box>
        </draw:frame>
        <draw:frame draw:style-name="gr13" draw:text-style-name="P2" draw:layer="layout" svg:width="2.754cm" svg:height="0.954cm" svg:x="3.229cm" svg:y="10.779cm">
          <draw:text-box>
            <text:p text:style-name="P6">c4d245</text:p>
          </draw:text-box>
        </draw:frame>
        <draw:line draw:style-name="gr15" draw:text-style-name="P3" draw:layer="layout" svg:x1="14.589cm" svg:y1="7.145cm" svg:x2="17.891cm" svg:y2="7.985cm">
          <text:p/>
        </draw:line>
        <draw:frame draw:style-name="gr22" draw:text-style-name="P8" draw:layer="layout" svg:width="1.95cm" svg:height="0.962cm" svg:x="15.732cm" svg:y="5.499cm">
          <draw:text-box>
            <text:p><text:span text:style-name="T5">EOF</text:span><text:span text:style-name="T6">W1</text:span></text:p>
          </draw:text-box>
        </draw:frame>
        <draw:frame draw:style-name="gr22" draw:text-style-name="P8" draw:layer="layout" svg:width="1.95cm" svg:height="0.962cm" svg:x="14.716cm" svg:y="7.477cm">
          <draw:text-box>
            <text:p><text:span text:style-name="T5">EOF</text:span><text:span text:style-name="T6">W1</text:span></text:p>
          </draw:text-box>
        </draw:frame>
        <draw:frame draw:style-name="gr22" draw:text-style-name="P8" draw:layer="layout" svg:width="1.95cm" svg:height="0.962cm" svg:x="15.179cm" svg:y="10.071cm">
          <draw:text-box>
            <text:p><text:span text:style-name="T5">EOF</text:span><text:span text:style-name="T6">W2</text:span></text:p>
          </draw:text-box>
        </draw:frame>
        <draw:frame draw:style-name="gr22" draw:text-style-name="P8" draw:layer="layout" svg:width="1.95cm" svg:height="0.962cm" svg:x="6.924cm" svg:y="5.88cm">
          <draw:text-box>
            <text:p><text:span text:style-name="T5">EOF</text:span><text:span text:style-name="T6">W2</text:span></text:p>
          </draw:text-box>
        </draw:frame>
        <draw:frame draw:style-name="gr23" draw:text-style-name="P8" draw:layer="layout" svg:width="1.518cm" svg:height="0.798cm" svg:x="14.335cm" svg:y="3.213cm">
          <draw:text-box>
            <text:p><text:span text:style-name="T5">EOF</text:span></text:p>
          </draw:text-box>
        </draw:frame>
        <draw:custom-shape draw:style-name="gr14" draw:text-style-name="P3" draw:layer="layout" svg:width="5.08cm" svg:height="1.143cm" svg:x="0.873cm" svg:y="7.096cm">
          <text:p text:style-name="P6">Err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5.08cm" svg:height="1.143cm" svg:x="0.873cm" svg:y="8.366cm">
          <text:p text:style-name="P9"><text:span text:style-name="T7">Up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82cm" fo:page-height="14.2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4:53:41.310695169</meta:creation-date>
    <dc:date>2017-02-28T10:54:44.995452522</dc:date>
    <meta:editing-duration>PT19H45M16S</meta:editing-duration>
    <meta:editing-cycles>26</meta:editing-cycles>
    <meta:generator>LibreOffice/5.3.0.3$Linux_X86_64 LibreOffice_project/30m0$Build-3</meta:generator>
    <meta:document-statistic meta:object-count="54"/>
  </office:meta>
</office:document-meta>
</file>